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" style:family="table">
      <style:table-properties style:width="17.702cm" fo:margin-left="0cm" table:align="left"/>
    </style:style>
    <style:style style:name="Tableau1.A" style:family="table-column">
      <style:table-column-properties style:column-width="3.373cm"/>
    </style:style>
    <style:style style:name="Tableau1.B" style:family="table-column">
      <style:table-column-properties style:column-width="2.115cm"/>
    </style:style>
    <style:style style:name="Tableau1.C" style:family="table-column">
      <style:table-column-properties style:column-width="10.412cm"/>
    </style:style>
    <style:style style:name="Tableau1.D" style:family="table-column">
      <style:table-column-properties style:column-width="1.80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0ee2a" officeooo:paragraph-rsid="0000ee2a"/>
    </style:style>
    <style:style style:name="P2" style:family="paragraph" style:parent-style-name="Footer">
      <style:text-properties officeooo:rsid="0000ee2a" officeooo:paragraph-rsid="0000ee2a"/>
    </style:style>
    <style:style style:name="P3" style:family="paragraph" style:parent-style-name="Preformatted_20_Text">
      <style:text-properties officeooo:rsid="00004780" officeooo:paragraph-rsid="00004780"/>
    </style:style>
    <style:style style:name="P4" style:family="paragraph" style:parent-style-name="Preformatted_20_Text">
      <style:paragraph-properties fo:text-align="center" style:justify-single-word="false"/>
      <style:text-properties officeooo:rsid="00004780" officeooo:paragraph-rsid="00004780"/>
    </style:style>
    <style:style style:name="P5" style:family="paragraph" style:parent-style-name="Preformatted_20_Text">
      <style:paragraph-properties fo:text-align="start" style:justify-single-word="false"/>
      <style:text-properties style:font-name="Carlito" fo:font-size="10pt" officeooo:rsid="00004780" officeooo:paragraph-rsid="00004780" style:font-name-asian="Nimbus Mono L" style:font-size-asian="10pt" style:font-name-complex="Liberation Mono" style:font-size-complex="10pt"/>
    </style:style>
    <style:style style:name="P6" style:family="paragraph" style:parent-style-name="Preformatted_20_Text">
      <style:paragraph-properties fo:text-align="center" style:justify-single-word="false"/>
      <style:text-properties style:font-name="Carlito" fo:font-size="10pt" officeooo:rsid="00155997" officeooo:paragraph-rsid="00155997" style:font-name-asian="Nimbus Mono L" style:font-size-asian="10pt" style:font-name-complex="Liberation Mono" style:font-size-complex="10pt"/>
    </style:style>
    <style:style style:name="P7" style:family="paragraph" style:parent-style-name="Preformatted_20_Text">
      <style:paragraph-properties fo:text-align="start" style:justify-single-word="false"/>
      <style:text-properties style:font-name="Carlito" fo:font-size="10pt" officeooo:rsid="00161afa" officeooo:paragraph-rsid="00161afa" style:font-name-asian="Nimbus Mono L" style:font-size-asian="10pt" style:font-name-complex="Liberation Mono" style:font-size-complex="10pt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Text_20_body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Carlito" fo:font-size="10pt" officeooo:rsid="0004c1f7" officeooo:paragraph-rsid="0004c1f7" style:font-name-asian="Nimbus Mono L" style:font-size-asian="10pt" style:font-name-complex="Liberation Mono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Carlito" fo:font-size="10pt" officeooo:rsid="00004780" officeooo:paragraph-rsid="00004780" style:font-name-asian="Nimbus Mono L" style:font-size-asian="10pt" style:font-name-complex="Liberation Mono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Carlito" fo:font-size="10pt" officeooo:rsid="00004780" officeooo:paragraph-rsid="00004780" style:font-name-asian="Nimbus Mono L" style:font-size-asian="10pt" style:font-name-complex="Liberation Mono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Carlito" fo:font-size="10pt" officeooo:rsid="00155997" officeooo:paragraph-rsid="00155997" style:font-name-asian="Nimbus Mono L" style:font-size-asian="10pt" style:font-name-complex="Liberation Mono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Carlito" fo:font-size="10pt" style:font-name-asian="Nimbus Mono L" style:font-size-asian="10pt" style:font-name-complex="Liberation Mono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Carlito" fo:font-size="10pt" officeooo:rsid="00161afa" officeooo:paragraph-rsid="00161afa" style:font-name-asian="Nimbus Mono L" style:font-size-asian="10pt" style:font-name-complex="Liberation Mono" style:font-size-complex="10pt"/>
    </style:style>
    <style:style style:name="P17" style:family="paragraph" style:parent-style-name="Text_20_body" style:list-style-name="L1">
      <style:text-properties fo:font-weight="normal" officeooo:rsid="00034252" officeooo:paragraph-rsid="00034252" style:font-weight-asian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arlito" fo:font-size="10pt" style:font-name-asian="Nimbus Mono L" style:font-size-asian="10pt" style:font-name-complex="Liberation Mono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Carlito" fo:font-size="10pt" officeooo:rsid="001703f5" officeooo:paragraph-rsid="00178cb4" style:font-name-asian="Nimbus Mono L" style:font-size-asian="10pt" style:font-name-complex="Liberation Mono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arlito" fo:font-size="10pt" officeooo:rsid="001703f5" officeooo:paragraph-rsid="001703f5" style:font-name-asian="Nimbus Mono L" style:font-size-asian="10pt" style:font-name-complex="Liberation Mono" style:font-size-complex="10pt"/>
    </style:style>
    <style:style style:name="P21" style:family="paragraph" style:parent-style-name="Preformatted_20_Text">
      <style:paragraph-properties fo:text-align="start" style:justify-single-word="false"/>
      <style:text-properties style:font-name="Carlito" fo:font-size="10pt" officeooo:rsid="001703f5" officeooo:paragraph-rsid="001703f5" style:font-name-asian="Nimbus Mono L" style:font-size-asian="10pt" style:font-name-complex="Liberation Mono" style:font-size-complex="10pt"/>
    </style:style>
    <style:style style:name="T1" style:family="text">
      <style:text-properties officeooo:rsid="0015599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992d5"/>
    </style:style>
    <style:style style:name="T4" style:family="text">
      <style:text-properties officeooo:rsid="000bee1b"/>
    </style:style>
    <style:style style:name="T5" style:family="text">
      <style:text-properties officeooo:rsid="0016198e"/>
    </style:style>
    <style:style style:name="T6" style:family="text">
      <style:text-properties officeooo:rsid="00161afa"/>
    </style:style>
    <text:list-style style:name="L1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rérequis :</text:p>
      <text:list xml:id="list5780363322660409064" text:style-name="L1">
        <text:list-item>
          <text:p text:style-name="P17">1 véhicule équipé du <text:span text:style-name="T3">boîtier</text:span> en entier</text:p>
        </text:list-item>
        <text:list-item>
          <text:p text:style-name="P17">un accès complet à la base de donnée ALCIS ainsi qu’à celle de SIGFOX</text:p>
        </text:list-item>
      </text:list>
      <text:p text:style-name="P8"/>
      <text:p text:style-name="P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2">Phase</text:p>
          </table:table-cell>
          <table:table-cell table:style-name="Tableau1.A1" office:value-type="string">
            <text:p text:style-name="P12">Identification</text:p>
          </table:table-cell>
          <table:table-cell table:style-name="Tableau1.A1" office:value-type="string">
            <text:p text:style-name="P12">Description</text:p>
          </table:table-cell>
          <table:table-cell table:style-name="Tableau1.D1" office:value-type="string">
            <text:p text:style-name="P14">Validé</text:p>
          </table:table-cell>
        </table:table-row>
        <table:table-row>
          <table:table-cell table:style-name="Tableau1.A2" office:value-type="string">
            <text:p text:style-name="P13">Acquisition position GPS – Lecture/écriture sur SD</text:p>
          </table:table-cell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5">Demander la position <text:span text:style-name="T6">GPS</text:span> précise du véhicule, puis regarder sur la carte SD si elle a enregistré la même position</text:p>
          </table:table-cell>
          <table:table-cell table:style-name="Tableau1.D2" office:value-type="string">
            <text:p text:style-name="P6">OUI</text:p>
          </table:table-cell>
        </table:table-row>
        <table:table-row>
          <table:table-cell table:style-name="Tableau1.A2" office:value-type="string">
            <text:p text:style-name="P5">Déchargement des données – BD ALCIS</text:p>
          </table:table-cell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7">L’application récupère les données de la carte SD via le port série de l’ordinateur et les envoient dans la base de donnée.</text:p>
          </table:table-cell>
          <table:table-cell table:style-name="Tableau1.D2" office:value-type="string">
            <text:p text:style-name="P6">NON</text:p>
          </table:table-cell>
        </table:table-row>
        <table:table-row>
          <table:table-cell table:style-name="Tableau1.A2" office:value-type="string">
            <text:p text:style-name="P5">Acquisition donnée Véhicule – Lecture/Ecriture sur SD</text:p>
          </table:table-cell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16">Les donnée récupérées sur le véhicule via le module OBD2 sont récupérées dans la classe donnéeTR à travers la connexion bluetooth. Enfin elles sont écrite sur la carte SD.</text:p>
          </table:table-cell>
          <table:table-cell table:style-name="Tableau1.D2" office:value-type="string">
            <text:p text:style-name="P14">OUI</text:p>
          </table:table-cell>
        </table:table-row>
        <table:table-row>
          <table:table-cell table:style-name="Tableau1.A2" office:value-type="string">
            <text:p text:style-name="P5">Acquisition Données Véhicule – Données TR – <text:span text:style-name="T5">Émission du message vers Sigfox</text:span></text:p>
          </table:table-cell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11">Vérifier que sur la base de donnée <text:span text:style-name="T4">de Sigfox</text:span>, les données reçues correspondes <text:span text:style-name="T4">à celles enregistrés directement sur le véhicule par la prise diagnostique</text:span>. <text:span text:style-name="T2">Que chaque valeur soit bien placée dans la base donnée (vitesse = vitesse et non autre chose...)</text:span></text:p>
          </table:table-cell>
          <table:table-cell table:style-name="Tableau1.D2" office:value-type="string">
            <text:p text:style-name="P14">NON</text:p>
          </table:table-cell>
        </table:table-row>
        <table:table-row>
          <table:table-cell table:style-name="Tableau1.A2" office:value-type="string">
            <text:p text:style-name="P21">Configuration Bluetooth – Communication avec la voiture</text:p>
          </table:table-cell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19">Le bluetooth se configure et se connecte avec le module OBD2, il envoie ensuite les requêtes OBD</text:p>
            <text:p text:style-name="P19"><text:s/>à ce dernier et récupère les données de la voiture.</text:p>
          </table:table-cell>
          <table:table-cell table:style-name="Tableau1.D2" office:value-type="string">
            <text:p text:style-name="P20">OUI</text:p>
          </table:table-cell>
        </table:table-row>
      </table:table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0ee2a" officeooo:paragraph-rsid="0000ee2a"/>
    </style:style>
    <style:style style:name="MP2" style:family="paragraph" style:parent-style-name="Footer">
      <style:text-properties officeooo:rsid="0000ee2a" officeooo:paragraph-rsid="0000ee2a"/>
    </style:style>
    <style:style style:name="MT1" style:family="text">
      <style:text-properties officeooo:rsid="0015599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jet 2018<text:tab/>ALFOX<text:span text:style-name="MT1">2</text:span><text:tab/>SNIR2</text:p>
      </style:header>
      <style:footer>
        <text:p text:style-name="MP2">Lycée Victor Hugo – Colomiers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31T15:08:56.487393668</dc:date>
    <meta:editing-duration>PT2H53M19S</meta:editing-duration>
    <meta:editing-cycles>9</meta:editing-cycles>
    <meta:generator>LibreOffice/5.1.4.2$Linux_X86_64 LibreOffice_project/10$Build-2</meta:generator>
    <meta:document-statistic meta:table-count="1" meta:image-count="0" meta:object-count="0" meta:page-count="1" meta:paragraph-count="25" meta:word-count="215" meta:character-count="1300" meta:non-whitespace-character-count="1103"/>
  </office:meta>
</office:document-meta>
</file>